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/>
    </style:style>
    <style:style style:name="P2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3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P4" style:family="paragraph" style:parent-style-name="Preformatted_20_Text">
      <style:paragraph-properties fo:background-color="#2b2b2b">
        <style:background-image/>
      </style:paragraph-properties>
      <style:text-properties fo:color="#808080" style:font-name="JetBrains Mono" fo:font-size="9.80000019073486pt"/>
    </style:style>
    <style:style style:name="T1" style:family="text">
      <style:text-properties fo:color="#cc7832"/>
    </style:style>
    <style:style style:name="T2" style:family="text">
      <style:text-properties fo:color="#cc7832" style:font-name="JetBrains Mono" fo:font-size="9.80000019073486pt"/>
    </style:style>
    <style:style style:name="T3" style:family="text">
      <style:text-properties fo:color="#6897bb"/>
    </style:style>
    <style:style style:name="T4" style:family="text">
      <style:text-properties fo:color="#6897bb" style:font-name="JetBrains Mono" fo:font-size="9.80000019073486pt"/>
    </style:style>
    <style:style style:name="T5" style:family="text">
      <style:text-properties fo:color="#8888c6"/>
    </style:style>
    <style:style style:name="T6" style:family="text">
      <style:text-properties fo:color="#8888c6" style:font-name="JetBrains Mono" fo:font-size="9.80000019073486pt"/>
    </style:style>
    <style:style style:name="T7" style:family="text">
      <style:text-properties fo:color="#6a8759"/>
    </style:style>
    <style:style style:name="T8" style:family="text">
      <style:text-properties fo:color="#6a8759" style:font-name="JetBrains Mono" fo:font-size="9.80000019073486pt"/>
    </style:style>
    <style:style style:name="T9" style:family="text">
      <style:text-properties style:font-name="JetBrains Mono" fo:font-size="9.80000019073486pt"/>
    </style:style>
    <style:style style:name="T10" style:family="text">
      <style:text-properties fo:color="#b200b2" style:font-name="JetBrains Mono" fo:font-size="9.80000019073486pt"/>
    </style:style>
    <style:style style:name="T11" style:family="text">
      <style:text-properties fo:color="#94558d" style:font-name="JetBrains Mono" fo:font-size="9.80000019073486pt"/>
    </style:style>
    <style:style style:name="T12" style:family="text">
      <style:text-properties fo:color="#aa4926" style:font-name="JetBrains Mono" fo:font-size="9.80000019073486pt"/>
    </style:style>
    <style:style style:name="T13" style:family="text">
      <style:text-properties fo:color="#ffc66d" style:font-name="JetBrains Mono" fo:font-size="9.80000019073486pt"/>
    </style:style>
    <style:style style:name="T14" style:family="text">
      <style:text-properties fo:color="#72737a" style:font-name="JetBrains Mono" fo:font-size="9.80000019073486pt"/>
    </style:style>
    <style:style style:name="T15" style:family="text">
      <style:text-properties fo:color="#808080"/>
    </style:style>
    <style:style style:name="T16" style:family="text">
      <style:text-properties fo:color="#808080" style:font-name="JetBrains Mono" fo:font-size="9.8000001907348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mport </text:span>pygame</text:p>
      <text:p text:style-name="P3"><text:span text:style-name="T1">import </text:span>random</text:p>
      <text:p text:style-name="P3"><text:span text:style-name="T1">import </text:span>sys</text:p>
      <text:p text:style-name="P3"><text:span text:style-name="T1">from </text:span>Colors <text:span text:style-name="T1">import </text:span>*</text:p>
      <text:p text:style-name="P3"><text:span text:style-name="T1">from </text:span>pygame.math <text:span text:style-name="T1">import </text:span>Vector2</text:p>
      <text:p text:style-name="P4"># ***settings***</text:p>
      <text:p text:style-name="P3">pygame.init()</text:p>
      <text:p text:style-name="P3">pygame.font.init()</text:p>
      <text:p text:style-name="P3">cell_pxl_size = <text:span text:style-name="T3">70</text:span></text:p>
      <text:p text:style-name="P3">cell_count = <text:span text:style-name="T3">10</text:span></text:p>
      <text:p text:style-name="P3">screen_width = <text:span text:style-name="T5">int</text:span>(cell_count * cell_pxl_size)</text:p>
      <text:p text:style-name="P3">screen_height = <text:span text:style-name="T5">int</text:span>(cell_count * cell_pxl_size)</text:p>
      <text:p text:style-name="P3">FPS = <text:span text:style-name="T3">60</text:span></text:p>
      <text:p text:style-name="P3">moveX<text:span text:style-name="T1">, </text:span>moveY = <text:span text:style-name="T3">0</text:span><text:span text:style-name="T1">, </text:span><text:span text:style-name="T3">0</text:span></text:p>
      <text:p text:style-name="P3">screen = pygame.display.set_mode((cell_pxl_size * cell_count<text:span text:style-name="T1">, </text:span>cell_pxl_size * cell_count))</text:p>
      <text:p text:style-name="P3">pygame.display.set_caption(<text:span text:style-name="T7">"FREE_YanSan"</text:span>)</text:p>
      <text:p text:style-name="P3">clock = pygame.time.Clock()</text:p>
      <text:p text:style-name="P3">back_round = pygame.image.load(<text:span text:style-name="T7">"images/Stars.png"</text:span>)</text:p>
      <text:p text:style-name="P3">music = pygame.mixer.Sound(<text:span text:style-name="T7">"monkeys wedding_low.wav"</text:span>)</text:p>
      <text:p text:style-name="P3">game_font = pygame.font.Font(<text:span text:style-name="T7">"freesansbold.ttf"</text:span><text:span text:style-name="T1">, </text:span><text:span text:style-name="T3">42</text:span>)</text:p>
      <text:p text:style-name="P3">game_font_2 = pygame.font.Font(<text:span text:style-name="T7">"freesansbold.ttf"</text:span><text:span text:style-name="T1">, </text:span><text:span text:style-name="T3">10</text:span>)</text:p>
      <text:p text:style-name="P3">pygame.mouse.set_visible(<text:span text:style-name="T1">False</text:span>)</text:p>
      <text:p text:style-name="P3">x = <text:span text:style-name="T3">0</text:span></text:p>
      <text:p text:style-name="P3">y = <text:span text:style-name="T3">0</text:span></text:p>
      <text:p text:style-name="P3"><text:span text:style-name="T1">class </text:span>Pilot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2">, </text:span><text:span text:style-name="T9">image_file</text:span><text:span text:style-name="T2">, </text:span><text:span text:style-name="T9">x</text:span><text:span text:style-name="T2">, </text:span><text:span text:style-name="T9">y):</text:span></text:p>
      <text:p text:style-name="P2"><text:s text:c="8"/><text:span text:style-name="T6">super</text:span><text:span text:style-name="T9">().</text:span><text:span text:style-name="T10">__init__</text:span><text:span text:style-name="T9">()</text:span></text:p>
      <text:p text:style-name="P2"><text:s text:c="8"/><text:span text:style-name="T11">self</text:span><text:span text:style-name="T9">.x = x</text:span></text:p>
      <text:p text:style-name="P2"><text:s text:c="8"/><text:span text:style-name="T11">self</text:span><text:span text:style-name="T9">.y = y</text:span></text:p>
      <text:p text:style-name="P2"><text:s text:c="8"/><text:span text:style-name="T11">self</text:span><text:span text:style-name="T9">.layer = </text:span><text:span text:style-name="T4">0</text:span></text:p>
      <text:p text:style-name="P2"><text:span text:style-name="T3"><text:s text:c="8"/></text:span><text:span text:style-name="T11">self</text:span><text:span text:style-name="T9">.image = pygame.image.load(image_file)</text:span></text:p>
      <text:p text:style-name="P2"><text:s text:c="8"/><text:span text:style-name="T11">self</text:span><text:span text:style-name="T9">.rect = </text:span><text:span text:style-name="T11">self</text:span><text:span text:style-name="T9">.image.get_rect(</text:span><text:span text:style-name="T12">center</text:span><text:span text:style-name="T9">=(</text:span><text:span text:style-name="T6">int</text:span><text:span text:style-name="T9">(screen_width/</text:span><text:span text:style-name="T4">2</text:span><text:span text:style-name="T9">)</text:span><text:span text:style-name="T2">, </text:span><text:span text:style-name="T6">int</text:span><text:span text:style-name="T9">(screen_height/</text:span><text:span text:style-name="T4">2</text:span><text:span text:style-name="T9">))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ct = pygame.mouse.get_pos()</text:span></text:p>
      <text:p text:style-name="P2"><text:s text:c="4"/><text:span text:style-name="T2">def </text:span><text:span text:style-name="T13">create_bullet</text:span><text:span text:style-name="T9">(</text:span><text:span text:style-name="T11">self</text:span><text:span text:style-name="T9">):</text:span></text:p>
      <text:p text:style-name="P2"><text:s text:c="8"/><text:span text:style-name="T2">return </text:span><text:span text:style-name="T9">Bullets(pygame.mouse.get_pos()[</text:span><text:span text:style-name="T4">0</text:span><text:span text:style-name="T9">]</text:span><text:span text:style-name="T2">, </text:span><text:span text:style-name="T9">pygame.mouse.get_pos()[</text:span><text:span text:style-name="T4">1</text:span><text:span text:style-name="T9">])</text:span></text:p>
      <text:p text:style-name="P2"><text:s text:c="4"/><text:span text:style-name="T2">def </text:span><text:span text:style-name="T13">sec_bul</text:span><text:span text:style-name="T9">(</text:span><text:span text:style-name="T11">self</text:span><text:span text:style-name="T9">):</text:span></text:p>
      <text:p text:style-name="P2"><text:s text:c="8"/><text:span text:style-name="T2">return </text:span><text:span text:style-name="T9">Bullets(pygame.mouse.get_pos()[</text:span><text:span text:style-name="T4">0</text:span><text:span text:style-name="T9">] + </text:span><text:span text:style-name="T4">70</text:span><text:span text:style-name="T2">, </text:span><text:span text:style-name="T9">pygame.mouse.get_pos()[</text:span><text:span text:style-name="T4">1</text:span><text:span text:style-name="T9">]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Bullets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2">, </text:span><text:span text:style-name="T9">x</text:span><text:span text:style-name="T2">, </text:span><text:span text:style-name="T9">y):</text:span></text:p>
      <text:p text:style-name="P2"><text:s text:c="8"/><text:span text:style-name="T6">super</text:span><text:span text:style-name="T9">().</text:span><text:span text:style-name="T10">__init__</text:span><text:span text:style-name="T9">()</text:span></text:p>
      <text:p text:style-name="P2"><text:s text:c="8"/><text:span text:style-name="T11">self</text:span><text:span text:style-name="T9">.image = pygame.Surface((</text:span><text:span text:style-name="T4">2</text:span><text:span text:style-name="T2">, </text:span><text:span text:style-name="T4">10</text:span><text:span text:style-name="T9">))</text:span></text:p>
      <text:p text:style-name="P2"><text:s text:c="8"/><text:span text:style-name="T11">self</text:span><text:span text:style-name="T9">.im1 = pygame.Surface((</text:span><text:span text:style-name="T4">2</text:span><text:span text:style-name="T2">, </text:span><text:span text:style-name="T4">10</text:span><text:span text:style-name="T9">))</text:span></text:p>
      <text:p text:style-name="P2"><text:s text:c="8"/><text:span text:style-name="T11">self</text:span><text:span text:style-name="T9">.image.fill(grey)</text:span></text:p>
      <text:p text:style-name="P2"><text:s text:c="8"/><text:span text:style-name="T11">self</text:span><text:span text:style-name="T9">.im1.fill(white)</text:span></text:p>
      <text:p text:style-name="P2"><text:s text:c="8"/><text:span text:style-name="T11">self</text:span><text:span text:style-name="T9">.rect = </text:span><text:span text:style-name="T11">self</text:span><text:span text:style-name="T9">.image.get_rect(</text:span><text:span text:style-name="T12">center</text:span><text:span text:style-name="T9">=(</text:span><text:span text:style-name="T6">int</text:span><text:span text:style-name="T9">(x)</text:span><text:span text:style-name="T2">, </text:span><text:span text:style-name="T6">int</text:span><text:span text:style-name="T9">(y)))</text:span></text:p>
      <text:p text:style-name="P2"><text:s text:c="8"/><text:span text:style-name="T11">self</text:span><text:span text:style-name="T9">.rect_2 = </text:span><text:span text:style-name="T11">self</text:span><text:span text:style-name="T9">.image.get_rect(</text:span><text:span text:style-name="T12">center</text:span><text:span text:style-name="T9">=(</text:span><text:span text:style-name="T6">int</text:span><text:span text:style-name="T9">(x)</text:span><text:span text:style-name="T2">, </text:span><text:span text:style-name="T6">int</text:span><text:span text:style-name="T9">(y))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ct.y += </text:span><text:span text:style-name="T4">5</text:span></text:p>
      <text:p text:style-name="P2"><text:span text:style-name="T3"><text:s text:c="8"/></text:span><text:span text:style-name="T11">self</text:span><text:span text:style-name="T9">.rect_2.y += </text:span><text:span text:style-name="T4">5</text:span></text:p>
      <text:p text:style-name="P2"><text:span text:style-name="T3"><text:s text:c="8"/></text:span><text:span text:style-name="T11">self</text:span><text:span text:style-name="T9">.image = </text:span><text:span text:style-name="T11">self</text:span><text:span text:style-name="T9">.im1</text:span></text:p>
      <text:p text:style-name="P2"><text:s text:c="8"/><text:span text:style-name="T11">self</text:span><text:span text:style-name="T9">.image = </text:span><text:span text:style-name="T11">self</text:span><text:span text:style-name="T9">.image</text:span></text:p>
      <text:p text:style-name="P2"><text:s text:c="8"/><text:span text:style-name="T2">if </text:span><text:span text:style-name="T11">self</text:span><text:span text:style-name="T9">.rect.y &gt;= screen_height - </text:span><text:span text:style-name="T4">100</text:span><text:span text:style-name="T9">:</text:span></text:p>
      <text:p text:style-name="P2"><text:s text:c="12"/><text:span text:style-name="T11">self</text:span><text:span text:style-name="T9">.kill()</text:span></text:p>
      <text:p text:style-name="P2"><text:s text:c="8"/><text:span text:style-name="T2">if </text:span><text:span text:style-name="T11">self</text:span><text:span text:style-name="T9">.rect_2.y &gt;= screen_height - </text:span><text:span text:style-name="T4">100</text:span><text:span text:style-name="T9">:</text:span></text:p>
      <text:p text:style-name="P2"><text:s text:c="12"/><text:span text:style-name="T11">self</text:span><text:span text:style-name="T9">.kill()</text:span></text:p>
      <text:p text:style-name="P3"><text:soft-page-break/><text:span text:style-name="T1">class </text:span>Drone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2">, </text:span><text:span text:style-name="T9">image_file</text:span><text:span text:style-name="T2">, </text:span><text:span text:style-name="T9">pos):</text:span></text:p>
      <text:p text:style-name="P2"><text:s text:c="8"/><text:span text:style-name="T11">self</text:span><text:span text:style-name="T9">.x = x</text:span></text:p>
      <text:p text:style-name="P2"><text:s text:c="8"/><text:span text:style-name="T11">self</text:span><text:span text:style-name="T9">.y = y</text:span></text:p>
      <text:p text:style-name="P2"><text:s text:c="8"/><text:span text:style-name="T11">self</text:span><text:span text:style-name="T9">.pos = Vector2(</text:span><text:span text:style-name="T11">self</text:span><text:span text:style-name="T9">.x</text:span><text:span text:style-name="T2">, </text:span><text:span text:style-name="T11">self</text:span><text:span text:style-name="T9">.y)</text:span></text:p>
      <text:p text:style-name="P2"><text:s text:c="8"/><text:span text:style-name="T11">self</text:span><text:span text:style-name="T9">._layer = </text:span><text:span text:style-name="T4">0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image = pygame.image.load(image_file)</text:span></text:p>
      <text:p text:style-name="P2"><text:s text:c="8"/><text:span text:style-name="T11">self</text:span><text:span text:style-name="T9">.rect = </text:span><text:span text:style-name="T11">self</text:span><text:span text:style-name="T9">.image.get_rect(</text:span><text:span text:style-name="T12">topleft</text:span><text:span text:style-name="T9">=pos)</text:span></text:p>
      <text:p text:style-name="P2"><text:s text:c="8"/><text:span text:style-name="T11">self</text:span><text:span text:style-name="T9">.speed = </text:span><text:span text:style-name="T4">1</text:span></text:p>
      <text:p text:style-name="P2"><text:span text:style-name="T3"><text:s text:c="4"/></text:span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Purple_fighter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2">, </text:span><text:span text:style-name="T9">x</text:span><text:span text:style-name="T2">, </text:span><text:span text:style-name="T9">y</text:span><text:span text:style-name="T2">, </text:span><text:span text:style-name="T9">*groups):</text:span></text:p>
      <text:p text:style-name="P2"><text:s text:c="8"/><text:span text:style-name="T11">self</text:span><text:span text:style-name="T9">.x = x</text:span></text:p>
      <text:p text:style-name="P2"><text:s text:c="8"/><text:span text:style-name="T11">self</text:span><text:span text:style-name="T9">.y = y</text:span></text:p>
      <text:p text:style-name="P2"><text:s text:c="8"/><text:span text:style-name="T11">self</text:span><text:span text:style-name="T9">.layer = </text:span><text:span text:style-name="T4">2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2">, </text:span><text:span text:style-name="T9">groups)</text:span></text:p>
      <text:p text:style-name="P2"><text:s text:c="8"/><text:span text:style-name="T11">self</text:span><text:span text:style-name="T9">.image = pygame.transform.scale(pygame.image.load(</text:span><text:span text:style-name="T8">"11B_blueglow.png"</text:span><text:span text:style-name="T9">).convert()</text:span><text:span text:style-name="T2">, </text:span><text:span text:style-name="T9">(</text:span><text:span text:style-name="T4">200</text:span><text:span text:style-name="T2">, </text:span><text:span text:style-name="T4">120</text:span><text:span text:style-name="T9">))</text:span></text:p>
      <text:p text:style-name="P2"><text:s text:c="8"/><text:span text:style-name="T11">self</text:span><text:span text:style-name="T9">.rect = </text:span><text:span text:style-name="T11">self</text:span><text:span text:style-name="T9">.image.get_rect()</text:span></text:p>
      <text:p text:style-name="P2"><text:s text:c="8"/><text:span text:style-name="T11">self</text:span><text:span text:style-name="T9">.speed = random.randint(</text:span><text:span text:style-name="T4">2</text:span><text:span text:style-name="T2">, </text:span><text:span text:style-name="T4">14</text:span><text:span text:style-name="T9">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Title_text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60</text:span></text:p>
      <text:p text:style-name="P2"><text:span text:style-name="T3"><text:s text:c="8"/></text:span><text:span text:style-name="T11">self</text:span><text:span text:style-name="T9">.y = </text:span><text:span text:style-name="T4">4</text:span></text:p>
      <text:p text:style-name="P2"><text:span text:style-name="T3"><text:s text:c="8"/></text:span><text:span text:style-name="T11">self</text:span><text:span text:style-name="T9">.layer = </text:span><text:span text:style-name="T4">2</text:span></text:p>
      <text:p text:style-name="P2"><text:span text:style-name="T3"><text:s text:c="8"/></text:span><text:span text:style-name="T11">self</text:span><text:span text:style-name="T9">.title_text = </text:span><text:span text:style-name="T6">str</text:span><text:span text:style-name="T9">(</text:span><text:span text:style-name="T8">"----FREE-------(Y//:AinSan)----"</text:span><text:span text:style-name="T9">)</text:span></text:p>
      <text:p text:style-name="P2"><text:s text:c="8"/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title_surface = game_font.render(</text:span><text:span text:style-name="T11">self</text:span><text:span text:style-name="T9">.title_text</text:span><text:span text:style-name="T2">, True, </text:span><text:span text:style-name="T9">white)</text:span></text:p>
      <text:p text:style-name="P2"><text:s text:c="8"/><text:span text:style-name="T11">self</text:span><text:span text:style-name="T9">.image = </text:span><text:span text:style-name="T11">self</text:span><text:span text:style-name="T9">.title_surface</text:span></text:p>
      <text:p text:style-name="P2"><text:s text:c="8"/><text:span text:style-name="T11">self</text:span><text:span text:style-name="T9">.rect = </text:span><text:span text:style-name="T11">self</text:span><text:span text:style-name="T9">.image.get_rect(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Description_title_text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0</text:span></text:p>
      <text:p text:style-name="P2"><text:span text:style-name="T3"><text:s text:c="8"/></text:span><text:span text:style-name="T11">self</text:span><text:span text:style-name="T9">.y = </text:span><text:span text:style-name="T4">622</text:span></text:p>
      <text:p text:style-name="P2"><text:span text:style-name="T3"><text:s text:c="8"/></text:span><text:span text:style-name="T11">self</text:span><text:span text:style-name="T9">.layer = </text:span><text:span text:style-name="T4">1</text:span></text:p>
      <text:p text:style-name="P2"><text:span text:style-name="T3"><text:s text:c="8"/></text:span><text:span text:style-name="T11">self</text:span><text:span text:style-name="T9">.text = </text:span><text:span text:style-name="T6">str</text:span><text:span text:style-name="T9">(</text:span><text:span text:style-name="T8">"_'Y'..DRIVE.. -- Artificial Intelligence _____"</text:span><text:span text:style-name="T9">)</text:span></text:p>
      <text:p text:style-name="P2"><text:s text:c="8"/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surface = game_font_2.render(</text:span><text:span text:style-name="T11">self</text:span><text:span text:style-name="T9">.text</text:span><text:span text:style-name="T2">, True, </text:span><text:span text:style-name="T9">white)</text:span></text:p>
      <text:p text:style-name="P2"><text:s text:c="8"/><text:span text:style-name="T11">self</text:span><text:span text:style-name="T9">.image = </text:span><text:span text:style-name="T11">self</text:span><text:span text:style-name="T9">.surface</text:span></text:p>
      <text:p text:style-name="P2"><text:s text:c="8"/><text:span text:style-name="T11">self</text:span><text:span text:style-name="T9">.rect = </text:span><text:span text:style-name="T11">self</text:span><text:span text:style-name="T9">.image.get_rect(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Empty_sprite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0</text:span></text:p>
      <text:p text:style-name="P2"><text:soft-page-break/><text:span text:style-name="T3"><text:s text:c="8"/></text:span><text:span text:style-name="T11">self</text:span><text:span text:style-name="T9">.y = </text:span><text:span text:style-name="T4">0</text:span></text:p>
      <text:p text:style-name="P2"><text:span text:style-name="T3"><text:s text:c="8"/></text:span><text:span text:style-name="T11">self</text:span><text:span text:style-name="T9">.layer = </text:span><text:span text:style-name="T4">1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surface = </text:span><text:span text:style-name="T11">self</text:span><text:span text:style-name="T9">.image</text:span></text:p>
      <text:p text:style-name="P2"><text:s text:c="8"/><text:span text:style-name="T11">self</text:span><text:span text:style-name="T9">.rect = </text:span><text:span text:style-name="T11">self</text:span><text:span text:style-name="T9">.image.get_rect(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Header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1</text:span></text:p>
      <text:p text:style-name="P2"><text:span text:style-name="T3"><text:s text:c="8"/></text:span><text:span text:style-name="T11">self</text:span><text:span text:style-name="T9">.y = </text:span><text:span text:style-name="T4">1</text:span></text:p>
      <text:p text:style-name="P2"><text:span text:style-name="T3"><text:s text:c="8"/></text:span><text:span text:style-name="T11">self</text:span><text:span text:style-name="T9">.layer = </text:span><text:span text:style-name="T4">0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rect = pygame.Rect(</text:span><text:span text:style-name="T11">self</text:span><text:span text:style-name="T9">.x</text:span><text:span text:style-name="T2">, </text:span><text:span text:style-name="T11">self</text:span><text:span text:style-name="T9">.y</text:span><text:span text:style-name="T2">, </text:span><text:span text:style-name="T9">screen_width - </text:span><text:span text:style-name="T4">2</text:span><text:span text:style-name="T2">, </text:span><text:span text:style-name="T9">cell_pxl_size - </text:span><text:span text:style-name="T4">32</text:span><text:span text:style-name="T9">)</text:span></text:p>
      <text:p text:style-name="P2"><text:s text:c="8"/><text:span text:style-name="T11">self</text:span><text:span text:style-name="T9">.white_border = pygame.Rect(</text:span><text:span text:style-name="T11">self</text:span><text:span text:style-name="T9">.x - </text:span><text:span text:style-name="T4">1</text:span><text:span text:style-name="T2">, </text:span><text:span text:style-name="T11">self</text:span><text:span text:style-name="T9">.y - </text:span><text:span text:style-name="T4">1</text:span><text:span text:style-name="T2">, </text:span><text:span text:style-name="T9">screen_width</text:span><text:span text:style-name="T2">, </text:span><text:span text:style-name="T9">cell_pxl_size - </text:span><text:span text:style-name="T4">30</text:span><text:span text:style-name="T9">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12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pygame.draw.rect(screen</text:span><text:span text:style-name="T2">, </text:span><text:span text:style-name="T9">white</text:span><text:span text:style-name="T2">, </text:span><text:span text:style-name="T11">self</text:span><text:span text:style-name="T9">.white_border)</text:span></text:p>
      <text:p text:style-name="P2"><text:s text:c="8"/><text:span text:style-name="T9">pygame.draw.rect(screen</text:span><text:span text:style-name="T2">, </text:span><text:span text:style-name="T9">grey</text:span><text:span text:style-name="T2">, </text:span><text:span text:style-name="T11">self</text:span><text:span text:style-name="T9">.rect)</text:span></text:p>
      <text:p text:style-name="P3"><text:span text:style-name="T1">class </text:span>Bottom_lft_textbox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1</text:span></text:p>
      <text:p text:style-name="P2"><text:span text:style-name="T3"><text:s text:c="8"/></text:span><text:span text:style-name="T11">self</text:span><text:span text:style-name="T9">.y = </text:span><text:span text:style-name="T4">620</text:span></text:p>
      <text:p text:style-name="P2"><text:span text:style-name="T3"><text:s text:c="8"/></text:span><text:span text:style-name="T11">self</text:span><text:span text:style-name="T9">.layer = </text:span><text:span text:style-name="T4">1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rect = pygame.Rect((</text:span><text:span text:style-name="T11">self</text:span><text:span text:style-name="T9">.x</text:span><text:span text:style-name="T2">, </text:span><text:span text:style-name="T11">self</text:span><text:span text:style-name="T9">.y</text:span><text:span text:style-name="T2">, </text:span><text:span text:style-name="T9">(cell_pxl_size * </text:span><text:span text:style-name="T4">3</text:span><text:span text:style-name="T9">)</text:span><text:span text:style-name="T2">, </text:span><text:span text:style-name="T6">int</text:span><text:span text:style-name="T9">(cell_pxl_size)))</text:span></text:p>
      <text:p text:style-name="P2"><text:s text:c="8"/><text:span text:style-name="T11">self</text:span><text:span text:style-name="T9">.white_border = pygame.Rect((</text:span><text:span text:style-name="T11">self</text:span><text:span text:style-name="T9">.x - </text:span><text:span text:style-name="T4">1</text:span><text:span text:style-name="T2">, </text:span><text:span text:style-name="T11">self</text:span><text:span text:style-name="T9">.y - </text:span><text:span text:style-name="T4">1</text:span><text:span text:style-name="T2">, </text:span><text:span text:style-name="T9">(cell_pxl_size * </text:span><text:span text:style-name="T4">3</text:span><text:span text:style-name="T9">) + </text:span><text:span text:style-name="T4">2</text:span><text:span text:style-name="T2">, </text:span><text:span text:style-name="T6">int</text:span><text:span text:style-name="T9">(cell_pxl_size) + </text:span><text:span text:style-name="T4">2</text:span><text:span text:style-name="T9">)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pygame.draw.rect(screen</text:span><text:span text:style-name="T2">, </text:span><text:span text:style-name="T9">white</text:span><text:span text:style-name="T2">, </text:span><text:span text:style-name="T11">self</text:span><text:span text:style-name="T9">.white_border)</text:span></text:p>
      <text:p text:style-name="P2"><text:s text:c="8"/><text:span text:style-name="T9">pygame.draw.rect(screen</text:span><text:span text:style-name="T2">, </text:span><text:span text:style-name="T9">grey</text:span><text:span text:style-name="T2">, </text:span><text:span text:style-name="T11">self</text:span><text:span text:style-name="T9">.rect)</text:span></text:p>
      <text:p text:style-name="P3"><text:span text:style-name="T1">class </text:span>Bottom_mid_textbox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330</text:span></text:p>
      <text:p text:style-name="P2"><text:span text:style-name="T3"><text:s text:c="8"/></text:span><text:span text:style-name="T11">self</text:span><text:span text:style-name="T9">.y = </text:span><text:span text:style-name="T4">620</text:span></text:p>
      <text:p text:style-name="P2"><text:span text:style-name="T3"><text:s text:c="8"/></text:span><text:span text:style-name="T11">self</text:span><text:span text:style-name="T9">.layer = </text:span><text:span text:style-name="T4">0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rect = pygame.Rect(</text:span><text:span text:style-name="T11">self</text:span><text:span text:style-name="T9">.x</text:span><text:span text:style-name="T2">, </text:span><text:span text:style-name="T11">self</text:span><text:span text:style-name="T9">.y</text:span><text:span text:style-name="T2">, </text:span><text:span text:style-name="T9">(cell_pxl_size * </text:span><text:span text:style-name="T4">3</text:span><text:span text:style-name="T9">) - </text:span><text:span text:style-name="T4">2</text:span><text:span text:style-name="T2">, </text:span><text:span text:style-name="T6">int</text:span><text:span text:style-name="T9">(cell_pxl_size))</text:span></text:p>
      <text:p text:style-name="P2"><text:s text:c="8"/><text:span text:style-name="T11">self</text:span><text:span text:style-name="T9">.white_border = pygame.Rect(</text:span><text:span text:style-name="T11">self</text:span><text:span text:style-name="T9">.x - </text:span><text:span text:style-name="T4">1</text:span><text:span text:style-name="T2">, </text:span><text:span text:style-name="T11">self</text:span><text:span text:style-name="T9">.y - </text:span><text:span text:style-name="T4">1</text:span><text:span text:style-name="T2">, </text:span><text:span text:style-name="T9">(cell_pxl_size * </text:span><text:span text:style-name="T4">3</text:span><text:span text:style-name="T9">)</text:span><text:span text:style-name="T2">, </text:span><text:span text:style-name="T6">int</text:span><text:span text:style-name="T9">(cell_pxl_size) + </text:span><text:span text:style-name="T4">2</text:span><text:span text:style-name="T9">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pygame.draw.rect(screen</text:span><text:span text:style-name="T2">, </text:span><text:span text:style-name="T9">white</text:span><text:span text:style-name="T2">, </text:span><text:span text:style-name="T11">self</text:span><text:span text:style-name="T9">.white_border)</text:span></text:p>
      <text:p text:style-name="P2"><text:s text:c="8"/><text:span text:style-name="T9">pygame.draw.rect(screen</text:span><text:span text:style-name="T2">, </text:span><text:span text:style-name="T9">grey</text:span><text:span text:style-name="T2">, </text:span><text:span text:style-name="T11">self</text:span><text:span text:style-name="T9">.rect)</text:span></text:p>
      <text:p text:style-name="P3"><text:span text:style-name="T1">class </text:span>Bottom_rit_textbox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10"/><text:span text:style-name="T11">self</text:span><text:span text:style-name="T9">.x = </text:span><text:span text:style-name="T4">550</text:span></text:p>
      <text:p text:style-name="P2"><text:span text:style-name="T3"><text:s text:c="10"/></text:span><text:span text:style-name="T11">self</text:span><text:span text:style-name="T9">.y = </text:span><text:span text:style-name="T4">620</text:span></text:p>
      <text:p text:style-name="P2"><text:span text:style-name="T3"><text:s text:c="10"/></text:span><text:span text:style-name="T11">self</text:span><text:span text:style-name="T9">.layer = </text:span><text:span text:style-name="T4">0</text:span></text:p>
      <text:p text:style-name="P2"><text:span text:style-name="T3"><text:s text:c="10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oft-page-break/><text:s text:c="10"/><text:span text:style-name="T11">self</text:span><text:span text:style-name="T9">.rect = pygame.Rect(</text:span><text:span text:style-name="T11">self</text:span><text:span text:style-name="T9">.x</text:span><text:span text:style-name="T2">, </text:span><text:span text:style-name="T11">self</text:span><text:span text:style-name="T9">.y</text:span><text:span text:style-name="T2">, </text:span><text:span text:style-name="T9">(cell_pxl_size * </text:span><text:span text:style-name="T4">2</text:span><text:span text:style-name="T9">)</text:span><text:span text:style-name="T2">, </text:span><text:span text:style-name="T6">int</text:span><text:span text:style-name="T9">(cell_pxl_size))</text:span></text:p>
      <text:p text:style-name="P2"><text:s text:c="10"/><text:span text:style-name="T11">self</text:span><text:span text:style-name="T9">.white_border = pygame.Rect(</text:span><text:span text:style-name="T11">self</text:span><text:span text:style-name="T9">.x - </text:span><text:span text:style-name="T4">1</text:span><text:span text:style-name="T2">, </text:span><text:span text:style-name="T11">self</text:span><text:span text:style-name="T9">.y - </text:span><text:span text:style-name="T4">1</text:span><text:span text:style-name="T2">, </text:span><text:span text:style-name="T9">(cell_pxl_size * </text:span><text:span text:style-name="T4">2</text:span><text:span text:style-name="T9">) + </text:span><text:span text:style-name="T4">2</text:span><text:span text:style-name="T2">, </text:span><text:span text:style-name="T6">int</text:span><text:span text:style-name="T9">(cell_pxl_size) + </text:span><text:span text:style-name="T4">2</text:span><text:span text:style-name="T9">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pygame.draw.rect(screen</text:span><text:span text:style-name="T2">, </text:span><text:span text:style-name="T9">white</text:span><text:span text:style-name="T2">, </text:span><text:span text:style-name="T11">self</text:span><text:span text:style-name="T9">.white_border)</text:span></text:p>
      <text:p text:style-name="P2"><text:s text:c="8"/><text:span text:style-name="T9">pygame.draw.rect(screen</text:span><text:span text:style-name="T2">, </text:span><text:span text:style-name="T9">grey</text:span><text:span text:style-name="T2">, </text:span><text:span text:style-name="T11">self</text:span><text:span text:style-name="T9">.rect)</text:span></text:p>
      <text:p text:style-name="P3"><text:span text:style-name="T1">class </text:span>Message_textbox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480</text:span></text:p>
      <text:p text:style-name="P2"><text:span text:style-name="T3"><text:s text:c="8"/></text:span><text:span text:style-name="T11">self</text:span><text:span text:style-name="T9">.y = </text:span><text:span text:style-name="T4">60</text:span></text:p>
      <text:p text:style-name="P2"><text:span text:style-name="T3"><text:s text:c="8"/></text:span><text:span text:style-name="T11">self</text:span><text:span text:style-name="T9">.layer = </text:span><text:span text:style-name="T4">1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rect = pygame.Rect(</text:span><text:span text:style-name="T11">self</text:span><text:span text:style-name="T9">.x</text:span><text:span text:style-name="T2">, </text:span><text:span text:style-name="T11">self</text:span><text:span text:style-name="T9">.y</text:span><text:span text:style-name="T2">, </text:span><text:span text:style-name="T4">200</text:span><text:span text:style-name="T2">, </text:span><text:span text:style-name="T4">300 </text:span><text:span text:style-name="T9">- </text:span><text:span text:style-name="T4">1</text:span><text:span text:style-name="T9">)</text:span></text:p>
      <text:p text:style-name="P2"><text:s text:c="8"/><text:span text:style-name="T11">self</text:span><text:span text:style-name="T9">.white_border = pygame.Rect(</text:span><text:span text:style-name="T11">self</text:span><text:span text:style-name="T9">.x - </text:span><text:span text:style-name="T4">1</text:span><text:span text:style-name="T2">, </text:span><text:span text:style-name="T11">self</text:span><text:span text:style-name="T9">.y - </text:span><text:span text:style-name="T4">1</text:span><text:span text:style-name="T2">, </text:span><text:span text:style-name="T4">200 </text:span><text:span text:style-name="T9">+ </text:span><text:span text:style-name="T4">2</text:span><text:span text:style-name="T2">, </text:span><text:span text:style-name="T4">300 </text:span><text:span text:style-name="T9">+ </text:span><text:span text:style-name="T4">1</text:span><text:span text:style-name="T9">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pygame.draw.rect(screen</text:span><text:span text:style-name="T2">, </text:span><text:span text:style-name="T9">white</text:span><text:span text:style-name="T2">, </text:span><text:span text:style-name="T11">self</text:span><text:span text:style-name="T9">.white_border)</text:span></text:p>
      <text:p text:style-name="P2"><text:s text:c="8"/><text:span text:style-name="T9">pygame.draw.rect(screen</text:span><text:span text:style-name="T2">, </text:span><text:span text:style-name="T9">grey</text:span><text:span text:style-name="T2">, </text:span><text:span text:style-name="T11">self</text:span><text:span text:style-name="T9">.rect)</text:span></text:p>
      <text:p text:style-name="P3"><text:span text:style-name="T1">class </text:span>Main_radar_textbox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480</text:span></text:p>
      <text:p text:style-name="P2"><text:span text:style-name="T3"><text:s text:c="8"/></text:span><text:span text:style-name="T11">self</text:span><text:span text:style-name="T9">.y = </text:span><text:span text:style-name="T4">370</text:span></text:p>
      <text:p text:style-name="P2"><text:span text:style-name="T3"><text:s text:c="8"/></text:span><text:span text:style-name="T11">self</text:span><text:span text:style-name="T9">.layer = </text:span><text:span text:style-name="T4">0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rect = pygame.Rect(</text:span><text:span text:style-name="T11">self</text:span><text:span text:style-name="T9">.x</text:span><text:span text:style-name="T2">, </text:span><text:span text:style-name="T11">self</text:span><text:span text:style-name="T9">.y</text:span><text:span text:style-name="T2">, </text:span><text:span text:style-name="T4">200</text:span><text:span text:style-name="T2">, </text:span><text:span text:style-name="T4">200 </text:span><text:span text:style-name="T9">- </text:span><text:span text:style-name="T4">1</text:span><text:span text:style-name="T9">)</text:span></text:p>
      <text:p text:style-name="P2"><text:s text:c="8"/><text:span text:style-name="T11">self</text:span><text:span text:style-name="T9">.white_border = pygame.Rect(</text:span><text:span text:style-name="T11">self</text:span><text:span text:style-name="T9">.x - </text:span><text:span text:style-name="T4">1</text:span><text:span text:style-name="T2">, </text:span><text:span text:style-name="T11">self</text:span><text:span text:style-name="T9">.y - </text:span><text:span text:style-name="T4">1</text:span><text:span text:style-name="T2">, </text:span><text:span text:style-name="T4">200 </text:span><text:span text:style-name="T9">+ </text:span><text:span text:style-name="T4">2</text:span><text:span text:style-name="T2">, </text:span><text:span text:style-name="T4">200 </text:span><text:span text:style-name="T9">+ </text:span><text:span text:style-name="T4">1</text:span><text:span text:style-name="T9">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pygame.draw.rect(screen</text:span><text:span text:style-name="T2">, </text:span><text:span text:style-name="T9">white</text:span><text:span text:style-name="T2">, </text:span><text:span text:style-name="T11">self</text:span><text:span text:style-name="T9">.white_border)</text:span></text:p>
      <text:p text:style-name="P2"><text:s text:c="8"/><text:span text:style-name="T9">pygame.draw.rect(screen</text:span><text:span text:style-name="T2">, </text:span><text:span text:style-name="T9">grey</text:span><text:span text:style-name="T2">, </text:span><text:span text:style-name="T11">self</text:span><text:span text:style-name="T9">.rect)</text:span></text:p>
      <text:p text:style-name="P3"><text:span text:style-name="T1">class </text:span>Alien_full_body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630</text:span></text:p>
      <text:p text:style-name="P2"><text:span text:style-name="T3"><text:s text:c="8"/></text:span><text:span text:style-name="T11">self</text:span><text:span text:style-name="T9">.y = </text:span><text:span text:style-name="T4">230</text:span></text:p>
      <text:p text:style-name="P2"><text:span text:style-name="T3"><text:s text:c="8"/></text:span><text:span text:style-name="T11">self</text:span><text:span text:style-name="T9">.layer = </text:span><text:span text:style-name="T4">0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image = pygame.image.load(</text:span><text:span text:style-name="T8">"alien_full_body_model.png"</text:span><text:span text:style-name="T9">)</text:span></text:p>
      <text:p text:style-name="P2"><text:s text:c="8"/><text:span text:style-name="T11">self</text:span><text:span text:style-name="T9">.surface = </text:span><text:span text:style-name="T11">self</text:span><text:span text:style-name="T9">.image</text:span></text:p>
      <text:p text:style-name="P2"><text:s text:c="8"/><text:span text:style-name="T14">self_rect </text:span><text:span text:style-name="T9">= </text:span><text:span text:style-name="T11">self</text:span><text:span text:style-name="T9">.image.get_rect(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Alien_close_up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430</text:span></text:p>
      <text:p text:style-name="P2"><text:span text:style-name="T3"><text:s text:c="8"/></text:span><text:span text:style-name="T11">self</text:span><text:span text:style-name="T9">.y = </text:span><text:span text:style-name="T4">380</text:span></text:p>
      <text:p text:style-name="P2"><text:span text:style-name="T3"><text:s text:c="8"/></text:span><text:span text:style-name="T11">self</text:span><text:span text:style-name="T9">.layer = </text:span><text:span text:style-name="T4">0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image = pygame.image.load(</text:span><text:span text:style-name="T8">"alien_close_up_model.png"</text:span><text:span text:style-name="T9">)</text:span></text:p>
      <text:p text:style-name="P2"><text:s text:c="8"/><text:span text:style-name="T11">self</text:span><text:span text:style-name="T9">.surface = </text:span><text:span text:style-name="T11">self</text:span><text:span text:style-name="T9">.image</text:span></text:p>
      <text:p text:style-name="P2"><text:s text:c="8"/><text:span text:style-name="T11">self</text:span><text:span text:style-name="T9">.rect = </text:span><text:span text:style-name="T11">self</text:span><text:span text:style-name="T9">.image.get_rect(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oft-page-break/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Dream_logic_icon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230</text:span></text:p>
      <text:p text:style-name="P2"><text:span text:style-name="T3"><text:s text:c="8"/></text:span><text:span text:style-name="T11">self</text:span><text:span text:style-name="T9">.y = </text:span><text:span text:style-name="T4">620</text:span></text:p>
      <text:p text:style-name="P2"><text:span text:style-name="T3"><text:s text:c="8"/></text:span><text:span text:style-name="T11">self</text:span><text:span text:style-name="T9">.layer = </text:span><text:span text:style-name="T4">0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image = pygame.image.load(</text:span><text:span text:style-name="T8">"Yan_San_icon_blueglow.png"</text:span><text:span text:style-name="T9">)</text:span></text:p>
      <text:p text:style-name="P2"><text:s text:c="8"/><text:span text:style-name="T11">self</text:span><text:span text:style-name="T9">.surface = </text:span><text:span text:style-name="T11">self</text:span><text:span text:style-name="T9">.image</text:span></text:p>
      <text:p text:style-name="P2"><text:s text:c="8"/><text:span text:style-name="T11">self</text:span><text:span text:style-name="T9">.rect = </text:span><text:span text:style-name="T11">self</text:span><text:span text:style-name="T9">.image.get_rect(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Planet_larger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480</text:span></text:p>
      <text:p text:style-name="P2"><text:span text:style-name="T3"><text:s text:c="8"/></text:span><text:span text:style-name="T11">self</text:span><text:span text:style-name="T9">.y = </text:span><text:span text:style-name="T4">100</text:span></text:p>
      <text:p text:style-name="P2"><text:span text:style-name="T3"><text:s text:c="8"/></text:span><text:span text:style-name="T11">self</text:span><text:span text:style-name="T9">. layer = </text:span><text:span text:style-name="T4">0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image = pygame.image.load(</text:span><text:span text:style-name="T8">"images/planet7.png"</text:span><text:span text:style-name="T9">)</text:span></text:p>
      <text:p text:style-name="P2"><text:s text:c="8"/><text:span text:style-name="T11">self</text:span><text:span text:style-name="T9">.surface = </text:span><text:span text:style-name="T11">self</text:span><text:span text:style-name="T9">.image</text:span></text:p>
      <text:p text:style-name="P2"><text:s text:c="8"/><text:span text:style-name="T11">self</text:span><text:span text:style-name="T9">.rect = </text:span><text:span text:style-name="T11">self</text:span><text:span text:style-name="T9">.image.get_rect(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Planet_yellow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12"/><text:span text:style-name="T11">self</text:span><text:span text:style-name="T9">.x = </text:span><text:span text:style-name="T4">500</text:span></text:p>
      <text:p text:style-name="P2"><text:span text:style-name="T3"><text:s text:c="12"/></text:span><text:span text:style-name="T11">self</text:span><text:span text:style-name="T9">.y = </text:span><text:span text:style-name="T4">130</text:span></text:p>
      <text:p text:style-name="P2"><text:span text:style-name="T3"><text:s text:c="12"/></text:span><text:span text:style-name="T11">self</text:span><text:span text:style-name="T9">.layer= </text:span><text:span text:style-name="T4">0</text:span></text:p>
      <text:p text:style-name="P2"><text:span text:style-name="T3"><text:s text:c="12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12"/><text:span text:style-name="T11">self</text:span><text:span text:style-name="T9">.image = pygame.image.load(</text:span><text:span text:style-name="T8">"images/planet1.png"</text:span><text:span text:style-name="T9">)</text:span></text:p>
      <text:p text:style-name="P2"><text:s text:c="12"/><text:span text:style-name="T11">self</text:span><text:span text:style-name="T9">.surface = </text:span><text:span text:style-name="T11">self</text:span><text:span text:style-name="T9">.image</text:span></text:p>
      <text:p text:style-name="P2"><text:s text:c="12"/><text:span text:style-name="T11">self</text:span><text:span text:style-name="T9">.rect = </text:span><text:span text:style-name="T11">self</text:span><text:span text:style-name="T9">.image.get_rect(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12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12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4"># SPRITE GROUPS\ LISTS\ VARIABLES:</text:p>
      <text:p text:style-name="P3">x = <text:span text:style-name="T3">200</text:span></text:p>
      <text:p text:style-name="P3">y = <text:span text:style-name="T3">500</text:span></text:p>
      <text:p text:style-name="P3">player = Pilot(<text:span text:style-name="T7">"red_ship_north.png"</text:span><text:span text:style-name="T1">, </text:span>x<text:span text:style-name="T1">, </text:span>y)</text:p>
      <text:p text:style-name="P3">header = Header()</text:p>
      <text:p text:style-name="P3">bottom_lft_textbox = Bottom_lft_textbox()</text:p>
      <text:p text:style-name="P3">bottom_mid_textbox = Bottom_mid_textbox()</text:p>
      <text:p text:style-name="P3">bottom_rit_textbox = Bottom_rit_textbox()</text:p>
      <text:p text:style-name="P3">message_textbox = Message_textbox()</text:p>
      <text:p text:style-name="P3">main_radar_textbox = Main_radar_textbox()</text:p>
      <text:p text:style-name="P3">alien_close_up = Alien_close_up()</text:p>
      <text:p text:style-name="P3">dream_logic_icon = Dream_logic_icon()</text:p>
      <text:p text:style-name="P3">planet_larger = Planet_larger()</text:p>
      <text:p text:style-name="P3">planet_yellow = Planet_yellow()</text:p>
      <text:p text:style-name="P3">description_title = Description_title_text()</text:p>
      <text:p text:style-name="P3">game_title = Title_text()</text:p>
      <text:p text:style-name="P3">menu_group = pygame.sprite.LayeredUpdates()</text:p>
      <text:p text:style-name="P3">menu_group.add(header<text:span text:style-name="T1">, </text:span>game_title<text:span text:style-name="T1">, </text:span>message_textbox<text:span text:style-name="T1">, </text:span>main_radar_textbox<text:span text:style-name="T1">, </text:span>alien_close_up)</text:p>
      <text:p text:style-name="P3"><text:soft-page-break/>menu_group.add(bottom_mid_textbox<text:span text:style-name="T1">, </text:span>bottom_rit_textbox<text:span text:style-name="T1">, </text:span>bottom_lft_textbox<text:span text:style-name="T1">, </text:span>description_title)</text:p>
      <text:p text:style-name="P3">menu_group.add(dream_logic_icon<text:span text:style-name="T1">, </text:span>planet_larger<text:span text:style-name="T1">, </text:span>planet_yellow<text:span text:style-name="T1">, </text:span>)</text:p>
      <text:p text:style-name="P3">bullet_group = pygame.sprite.Group()</text:p>
      <text:p text:style-name="P4"># Player SPECS</text:p>
      <text:p text:style-name="P3">drone_list = []</text:p>
      <text:p text:style-name="P3">star_list = []</text:p>
      <text:p text:style-name="P3">pos = (<text:span text:style-name="T3">0</text:span><text:span text:style-name="T1">, </text:span><text:span text:style-name="T3">0</text:span>)</text:p>
      <text:p text:style-name="P3">all_sprites = pygame.sprite.LayeredUpdates()</text:p>
      <text:p text:style-name="P3">all_sprites.add(Drone(<text:span text:style-name="T7">"images/blue_ship.png"</text:span><text:span text:style-name="T1">, </text:span>pos))</text:p>
      <text:p text:style-name="P3"><text:span text:style-name="T1">for </text:span>pos <text:span text:style-name="T1">in </text:span>((<text:span text:style-name="T3">0</text:span><text:span text:style-name="T1">, </text:span><text:span text:style-name="T3">800</text:span>)<text:span text:style-name="T1">, </text:span>(<text:span text:style-name="T3">100</text:span><text:span text:style-name="T1">, </text:span><text:span text:style-name="T3">760</text:span>)<text:span text:style-name="T1">, </text:span>(<text:span text:style-name="T3">200</text:span><text:span text:style-name="T1">, </text:span><text:span text:style-name="T3">720</text:span>)<text:span text:style-name="T1">, </text:span>(<text:span text:style-name="T3">300</text:span><text:span text:style-name="T1">, </text:span><text:span text:style-name="T3">680</text:span>)<text:span text:style-name="T1">,</text:span></text:p>
      <text:p text:style-name="P2"><text:span text:style-name="T1"><text:s text:c="12"/></text:span><text:span text:style-name="T9">(</text:span><text:span text:style-name="T4">400</text:span><text:span text:style-name="T2">, </text:span><text:span text:style-name="T4">640</text:span><text:span text:style-name="T9">)</text:span><text:span text:style-name="T2">, </text:span><text:span text:style-name="T9">(</text:span><text:span text:style-name="T4">30</text:span><text:span text:style-name="T2">, </text:span><text:span text:style-name="T4">0</text:span><text:span text:style-name="T9">)</text:span><text:span text:style-name="T2">, </text:span><text:span text:style-name="T9">(</text:span><text:span text:style-name="T4">130</text:span><text:span text:style-name="T2">, </text:span><text:span text:style-name="T4">640</text:span><text:span text:style-name="T9">)</text:span><text:span text:style-name="T2">, </text:span><text:span text:style-name="T9">(</text:span><text:span text:style-name="T4">230</text:span><text:span text:style-name="T2">, </text:span><text:span text:style-name="T4">680</text:span><text:span text:style-name="T9">)</text:span><text:span text:style-name="T2">,</text:span></text:p>
      <text:p text:style-name="P2"><text:span text:style-name="T1"><text:s text:c="12"/></text:span><text:span text:style-name="T9">(</text:span><text:span text:style-name="T4">330</text:span><text:span text:style-name="T2">, </text:span><text:span text:style-name="T4">760</text:span><text:span text:style-name="T9">)</text:span><text:span text:style-name="T2">, </text:span><text:span text:style-name="T9">(</text:span><text:span text:style-name="T4">430</text:span><text:span text:style-name="T2">, </text:span><text:span text:style-name="T4">800</text:span><text:span text:style-name="T9">)):</text:span></text:p>
      <text:p text:style-name="P2"><text:s text:c="4"/><text:span text:style-name="T9">drone_list.append([x</text:span><text:span text:style-name="T2">, </text:span><text:span text:style-name="T9">y])</text:span></text:p>
      <text:p text:style-name="P3">all_sprites.add(player)</text:p>
      <text:p text:style-name="P3"><text:span text:style-name="T1">for </text:span>i <text:span text:style-name="T1">in </text:span><text:span text:style-name="T5">range</text:span>(<text:span text:style-name="T3">1000</text:span>):</text:p>
      <text:p text:style-name="P2"><text:s text:c="4"/><text:span text:style-name="T9">x = random.randrange(</text:span><text:span text:style-name="T4">0</text:span><text:span text:style-name="T2">, </text:span><text:span text:style-name="T4">700</text:span><text:span text:style-name="T9">)</text:span></text:p>
      <text:p text:style-name="P2"><text:s text:c="4"/><text:span text:style-name="T9">y = random.randrange(</text:span><text:span text:style-name="T4">0</text:span><text:span text:style-name="T2">, </text:span><text:span text:style-name="T4">700</text:span><text:span text:style-name="T9">)</text:span></text:p>
      <text:p text:style-name="P2"><text:s text:c="4"/><text:span text:style-name="T9">star_list.append([x</text:span><text:span text:style-name="T2">, </text:span><text:span text:style-name="T9">y])</text:span></text:p>
      <text:p text:style-name="P4"># Main Loop</text:p>
      <text:p text:style-name="P3"><text:span text:style-name="T1">while True</text:span>:</text:p>
      <text:p text:style-name="P2"><text:s text:c="4"/><text:span text:style-name="T2">for </text:span><text:span text:style-name="T9">event </text:span><text:span text:style-name="T2">in </text:span><text:span text:style-name="T9">pygame.event.get():</text:span></text:p>
      <text:p text:style-name="P2"><text:s text:c="8"/><text:span text:style-name="T2">if </text:span><text:span text:style-name="T9">event.type == pygame.QUIT:</text:span></text:p>
      <text:p text:style-name="P2"><text:s text:c="12"/><text:span text:style-name="T9">pygame.quit()</text:span></text:p>
      <text:p text:style-name="P2"><text:s text:c="12"/><text:span text:style-name="T9">sys.exit()</text:span></text:p>
      <text:p text:style-name="P2"><text:s text:c="8"/><text:span text:style-name="T2">if </text:span><text:span text:style-name="T9">event.type == pygame.KEYDOWN:</text:span></text:p>
      <text:p text:style-name="P2"><text:s text:c="12"/><text:span text:style-name="T2">if </text:span><text:span text:style-name="T9">event.key == pygame.K_LEFT:</text:span></text:p>
      <text:p text:style-name="P2"><text:s text:c="16"/><text:span text:style-name="T9">moveX = -</text:span><text:span text:style-name="T4">3</text:span></text:p>
      <text:p text:style-name="P2"><text:span text:style-name="T3"><text:s text:c="12"/></text:span><text:span text:style-name="T2">if </text:span><text:span text:style-name="T9">event.key == pygame.K_RIGHT:</text:span></text:p>
      <text:p text:style-name="P2"><text:s text:c="16"/><text:span text:style-name="T9">moveX = </text:span><text:span text:style-name="T4">3</text:span></text:p>
      <text:p text:style-name="P2"><text:span text:style-name="T3"><text:s text:c="8"/></text:span><text:span text:style-name="T2">if </text:span><text:span text:style-name="T9">event.type == pygame.KEYUP:</text:span></text:p>
      <text:p text:style-name="P2"><text:s text:c="12"/><text:span text:style-name="T2">if </text:span><text:span text:style-name="T9">event.key == pygame.K_LEFT:</text:span></text:p>
      <text:p text:style-name="P2"><text:s text:c="16"/><text:span text:style-name="T9">moveX = </text:span><text:span text:style-name="T4">0</text:span></text:p>
      <text:p text:style-name="P2"><text:span text:style-name="T3"><text:s text:c="12"/></text:span><text:span text:style-name="T2">if </text:span><text:span text:style-name="T9">event.key == pygame.K_RIGHT:</text:span></text:p>
      <text:p text:style-name="P2"><text:s text:c="16"/><text:span text:style-name="T9">moveX = </text:span><text:span text:style-name="T4">0</text:span></text:p>
      <text:p text:style-name="P2"><text:span text:style-name="T3"><text:s text:c="8"/></text:span><text:span text:style-name="T2">if </text:span><text:span text:style-name="T9">event.type == pygame.MOUSEBUTTONDOWN:</text:span></text:p>
      <text:p text:style-name="P2"><text:s text:c="12"/><text:span text:style-name="T9">bullet_group.add(player.create_bullet())</text:span></text:p>
      <text:p text:style-name="P2"><text:s text:c="12"/><text:span text:style-name="T9">bullet_group.add(player.sec_bul())</text:span></text:p>
      <text:p text:style-name="P2"><text:s text:c="8"/><text:span text:style-name="T2">if </text:span><text:span text:style-name="T9">event.type == pygame.KEYDOWN:</text:span></text:p>
      <text:p text:style-name="P2"><text:s text:c="12"/><text:span text:style-name="T2">if </text:span><text:span text:style-name="T9">event.key == pygame.K_UP:</text:span></text:p>
      <text:p text:style-name="P2"><text:s text:c="16"/><text:span text:style-name="T9">moveY = -</text:span><text:span text:style-name="T4">1</text:span></text:p>
      <text:p text:style-name="P2"><text:span text:style-name="T3"><text:s text:c="8"/></text:span><text:span text:style-name="T2">if </text:span><text:span text:style-name="T9">event.type == pygame.KEYUP:</text:span></text:p>
      <text:p text:style-name="P2"><text:s text:c="12"/><text:span text:style-name="T2">if </text:span><text:span text:style-name="T9">event.key == pygame.K_UP:</text:span></text:p>
      <text:p text:style-name="P2"><text:s text:c="16"/><text:span text:style-name="T9">moveY = </text:span><text:span text:style-name="T4">0</text:span></text:p>
      <text:p text:style-name="P2"><text:span text:style-name="T3"><text:s text:c="8"/></text:span><text:span text:style-name="T2">if </text:span><text:span text:style-name="T9">event.type == pygame.KEYDOWN:</text:span></text:p>
      <text:p text:style-name="P2"><text:s text:c="12"/><text:span text:style-name="T2">if </text:span><text:span text:style-name="T9">event.key == pygame.K_DOWN:</text:span></text:p>
      <text:p text:style-name="P2"><text:s text:c="16"/><text:span text:style-name="T9">moveY = </text:span><text:span text:style-name="T4">1</text:span></text:p>
      <text:p text:style-name="P2"><text:span text:style-name="T3"><text:s text:c="8"/></text:span><text:span text:style-name="T2">if </text:span><text:span text:style-name="T9">event.type == pygame.KEYUP:</text:span></text:p>
      <text:p text:style-name="P2"><text:s text:c="12"/><text:span text:style-name="T2">if </text:span><text:span text:style-name="T9">event.key == pygame.K_DOWN:</text:span></text:p>
      <text:p text:style-name="P2"><text:s text:c="16"/><text:span text:style-name="T9">moveY = </text:span><text:span text:style-name="T4">0</text:span></text:p>
      <text:p text:style-name="P2"><text:span text:style-name="T3"><text:s text:c="4"/></text:span><text:span text:style-name="T2">if </text:span><text:span text:style-name="T9">player.x &gt;= </text:span><text:span text:style-name="T4">400</text:span><text:span text:style-name="T9">:</text:span></text:p>
      <text:p text:style-name="P2"><text:s text:c="8"/><text:span text:style-name="T9">player.x = </text:span><text:span text:style-name="T4">400</text:span></text:p>
      <text:p text:style-name="P2"><text:span text:style-name="T3"><text:s text:c="4"/></text:span><text:span text:style-name="T2">if </text:span><text:span text:style-name="T9">player.x &lt;= </text:span><text:span text:style-name="T4">0</text:span><text:span text:style-name="T9">:</text:span></text:p>
      <text:p text:style-name="P2"><text:s text:c="8"/><text:span text:style-name="T9">player.x = </text:span><text:span text:style-name="T4">1</text:span></text:p>
      <text:p text:style-name="P2"><text:span text:style-name="T3"><text:s text:c="4"/></text:span><text:span text:style-name="T2">if </text:span><text:span text:style-name="T9">player.y &gt;= </text:span><text:span text:style-name="T4">500</text:span><text:span text:style-name="T9">:</text:span></text:p>
      <text:p text:style-name="P2"><text:s text:c="8"/><text:span text:style-name="T9">player.y = </text:span><text:span text:style-name="T4">500</text:span></text:p>
      <text:p text:style-name="P2"><text:span text:style-name="T3"><text:s text:c="4"/></text:span><text:span text:style-name="T2">if </text:span><text:span text:style-name="T9">player.y &lt;= </text:span><text:span text:style-name="T4">50</text:span><text:span text:style-name="T9">:</text:span></text:p>
      <text:p text:style-name="P2"><text:s text:c="8"/><text:span text:style-name="T9">player.y = </text:span><text:span text:style-name="T4">50</text:span></text:p>
      <text:p text:style-name="P2"><text:span text:style-name="T3"><text:s text:c="4"/></text:span><text:span text:style-name="T9">player.x += moveX</text:span></text:p>
      <text:p text:style-name="P2"><text:s text:c="4"/><text:span text:style-name="T9">player.y += moveY</text:span></text:p>
      <text:p text:style-name="P2"><text:soft-page-break/><text:s text:c="4"/><text:span text:style-name="T9">screen.fill(black)</text:span></text:p>
      <text:p text:style-name="P2"><text:s text:c="4"/><text:span text:style-name="T16"># music.play()</text:span></text:p>
      <text:p text:style-name="P2"><text:span text:style-name="T15"><text:s text:c="4"/></text:span><text:span text:style-name="T9">screen.blit(back_round</text:span><text:span text:style-name="T2">, </text:span><text:span text:style-name="T9">(</text:span><text:span text:style-name="T4">0</text:span><text:span text:style-name="T2">, </text:span><text:span text:style-name="T4">0</text:span><text:span text:style-name="T9">))</text:span></text:p>
      <text:p text:style-name="P2"><text:s text:c="4"/><text:span text:style-name="T2">for </text:span><text:span text:style-name="T9">i </text:span><text:span text:style-name="T2">in </text:span><text:span text:style-name="T6">range</text:span><text:span text:style-name="T9">(</text:span><text:span text:style-name="T6">len</text:span><text:span text:style-name="T9">(star_list)):</text:span></text:p>
      <text:p text:style-name="P2"><text:s text:c="8"/><text:span text:style-name="T9">pygame.draw.circle(screen</text:span><text:span text:style-name="T2">, </text:span><text:span text:style-name="T9">white</text:span><text:span text:style-name="T2">, </text:span><text:span text:style-name="T9">star_list[i]</text:span><text:span text:style-name="T2">, </text:span><text:span text:style-name="T4">1</text:span><text:span text:style-name="T9">)</text:span></text:p>
      <text:p text:style-name="P2"><text:s text:c="8"/><text:span text:style-name="T9">star_list[i][</text:span><text:span text:style-name="T4">1</text:span><text:span text:style-name="T9">] += </text:span><text:span text:style-name="T4">1</text:span></text:p>
      <text:p text:style-name="P2"><text:span text:style-name="T3"><text:s text:c="8"/></text:span><text:span text:style-name="T2">if </text:span><text:span text:style-name="T9">star_list[i][</text:span><text:span text:style-name="T4">1</text:span><text:span text:style-name="T9">] &gt; </text:span><text:span text:style-name="T4">600</text:span><text:span text:style-name="T9">:</text:span></text:p>
      <text:p text:style-name="P2"><text:s text:c="12"/><text:span text:style-name="T9">y = random.randrange(-</text:span><text:span text:style-name="T4">550</text:span><text:span text:style-name="T2">, </text:span><text:span text:style-name="T9">-</text:span><text:span text:style-name="T4">360</text:span><text:span text:style-name="T9">)</text:span></text:p>
      <text:p text:style-name="P2"><text:s text:c="12"/><text:span text:style-name="T9">star_list[i][</text:span><text:span text:style-name="T4">1</text:span><text:span text:style-name="T9">] = y</text:span></text:p>
      <text:p text:style-name="P2"><text:s text:c="12"/><text:span text:style-name="T9">x = random.randrange(</text:span><text:span text:style-name="T4">0</text:span><text:span text:style-name="T2">, </text:span><text:span text:style-name="T4">700</text:span><text:span text:style-name="T9">)</text:span></text:p>
      <text:p text:style-name="P2"><text:s text:c="12"/><text:span text:style-name="T9">star_list[i][</text:span><text:span text:style-name="T4">0</text:span><text:span text:style-name="T9">] = x</text:span></text:p>
      <text:p text:style-name="P2"><text:s text:c="4"/><text:span text:style-name="T9">all_sprites.draw(screen)</text:span></text:p>
      <text:p text:style-name="P2"><text:s text:c="4"/><text:span text:style-name="T9">bullet_group.update()</text:span></text:p>
      <text:p text:style-name="P2"><text:s text:c="4"/><text:span text:style-name="T9">bullet_group.draw(screen)</text:span></text:p>
      <text:p text:style-name="P2"><text:s text:c="4"/><text:span text:style-name="T9">menu_group.update()</text:span></text:p>
      <text:p text:style-name="P2"><text:s text:c="4"/><text:span text:style-name="T9">all_sprites.update()</text:span></text:p>
      <text:p text:style-name="P2"><text:s text:c="4"/><text:span text:style-name="T9">pygame.display.update()</text:span></text:p>
      <text:p text:style-name="P1"><text:s text:c="4"/><text:span text:style-name="T9">clock.tick(FPS)</text:span></text:p>
      <text:p text:style-name="P2"><text:span text:style-name="T9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Henthorn</meta:initial-creator>
    <meta:creation-date>2021-02-06T22:51:43.13</meta:creation-date>
    <meta:document-statistic meta:table-count="0" meta:image-count="0" meta:object-count="0" meta:page-count="7" meta:paragraph-count="363" meta:word-count="1106" meta:character-count="12654"/>
    <dc:date>2021-02-07T11:06:48.71</dc:date>
    <dc:creator>Daniel Henthorn</dc:creator>
    <meta:editing-duration>PT11H59M55S</meta:editing-duration>
    <meta:editing-cycles>1</meta:editing-cycles>
    <meta:generator>OpenOffice/4.1.7$Win32 OpenOffice.org_project/417m1$Build-9800</meta:generator>
  </office:meta>
</office:document-meta>
</file>